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Quarto Documnet_tutorial</text:p>
      <text:p text:style-name="Author">Junhan</text:p>
      <text:table-of-content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#raw1</text:p>
      <text:p text:style-name="P2"># pdf 의 default output format 을 설정한다.</text:p>
      <text:p text:style-name="P3">- Multiple Fromats</text:p>
      <text:p text:style-name="P4">#raw2</text:p>
      <text:h text:style-name="Heading_20_1" text:outline-level="1"><text:bookmark-start text:name="toc-은-table-of-contents-로-목차를-의미"/>1. toc 은 table of contents 로 목차를 의미<text:bookmark-end text:name="toc-은-table-of-contents-로-목차를-의미"/></text:h>
      <text:p text:style-name="First_20_paragraph"><text:span text:style-name="Source_Text">-</text:span> katex 를 math text 로 사용한다는 의미 &gt; <text:span text:style-name="Source_Text">-</text:span> docx : default 는 Quarto에서 문서를 “Microsoft Word” 형식인 “docx”로 출력하는 의미</text:p>
      <text:h text:style-name="Heading_20_2" text:outline-level="2"><text:bookmark-start text:name="colors"/>1.1 Colors<text:bookmark-end text:name="colors"/></text:h>
      <text:list text:style-name="L1">
        <text:list-item>
          <text:p text:style-name="P5">Red</text:p>
        </text:list-item>
        <text:list-item>
          <text:p text:style-name="P5">Green</text:p>
        </text:list-item>
        <text:list-item>
          <text:p text:style-name="P5">Blue</text:p>
        </text:list-item>
      </text:list>
      <text:h text:style-name="Heading_20_2" text:outline-level="2"><text:bookmark-start text:name="shapes"/>1.2 Shapes<text:bookmark-end text:name="shapes"/></text:h>
      <text:list text:style-name="L2">
        <text:list-item>
          <text:p text:style-name="P6">Square</text:p>
        </text:list-item>
        <text:list-item>
          <text:p text:style-name="P6">Circle</text:p>
        </text:list-item>
        <text:list-item>
          <text:p text:style-name="P6">Triangle</text:p>
        </text:list-item>
      </text:list>
      <text:h text:style-name="Heading_20_2" text:outline-level="2"><text:bookmark-start text:name="textures"/>1.3 Textures<text:bookmark-end text:name="textures"/></text:h>
      <text:list text:style-name="L3">
        <text:list-item>
          <text:p text:style-name="P7">Smooth</text:p>
        </text:list-item>
        <text:list-item>
          <text:p text:style-name="P7">Bumpy</text:p>
        </text:list-item>
        <text:list-item>
          <text:p text:style-name="P7">Fuzz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Quarto Documnet_tutorial</dc:title>
    <dc:description/>
    <dc:subject/>
    <meta:keyword/>
    <meta:initial-creator>Junhan</meta:initial-creator>
    <dc:creator>Junhan</dc:creator>
    <meta:creation-date>2024-01-01T09:14:29Z</meta:creation-date>
    <dc:date>2024-01-01T09:14:29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format" meta:value-type="string"/>
    <meta:user-defined meta:name="header-includes" meta:value-type="string"/>
    <meta:user-defined meta:name="highlight-style" meta:value-type="string">pygments</meta:user-defined>
    <meta:user-defined meta:name="include-after" meta:value-type="string"/>
    <meta:user-defined meta:name="include-before" meta:value-type="string"/>
    <meta:user-defined meta:name="jupyter" meta:value-type="string">python3</meta:user-defined>
    <meta:user-defined meta:name="labels" meta:value-type="string"/>
    <meta:user-defined meta:name="number-sections" meta:value-type="string">True</meta:user-defined>
    <meta:user-defined meta:name="toc" meta:value-type="string">True</meta:user-defined>
    <meta:user-defined meta:name="toc-title" meta:value-type="string">Table of contents</meta:user-defined>
  </office:meta>
</office:document-meta>
</file>